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7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1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17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2cm" fo:min-width="1.865cm"/>
    </style:style>
    <style:style style:name="gr23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25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725cm"/>
    </style:style>
    <style:style style:name="gr27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33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41cm"/>
    </style:style>
    <style:style style:name="gr36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5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cm"/>
    </style:style>
    <style:style style:name="gr40" style:family="graphic" style:parent-style-name="standard">
      <style:graphic-properties svg:stroke-width="0.03cm" svg:stroke-color="#ffff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1" style:family="graphic" style:parent-style-name="objectwithoutfill">
      <style:graphic-properties svg:stroke-width="0.03cm" svg:stroke-color="#ffff00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0.412cm" fo:min-width="0.70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44" style:family="graphic" style:parent-style-name="objectwithoutfill">
      <style:graphic-properties svg:stroke-width="0.05cm" draw:marker-start="Small_20_Arrow" draw:marker-start-width="0.14cm" draw:marker-end="" draw:marker-end-width="0.14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8cm" svg:y1="11.8cm" svg:x2="10.8cm" svg:y2="11cm">
          <text:p/>
        </draw:line>
        <draw:custom-shape draw:style-name="gr2" draw:text-style-name="P1" draw:layer="layout" svg:width="5.2cm" svg:height="2.4cm" svg:x="4cm" svg:y="13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9.493cm" svg:x2="2.4cm" svg:y2="10.293cm">
          <text:p/>
        </draw:line>
        <draw:g>
          <draw:path draw:style-name="gr4" draw:text-style-name="P1" draw:layer="layout" svg:width="5.999cm" svg:height="2.518cm" svg:x="2.3cm" svg:y="2.381cm" svg:viewBox="0 0 6000 2519" svg:d="M600 730c-115-294 347-482 862-482 167-6 38-53 338-53 134-134 553-178 827-178 180 3 331 17 473 89 103-118 325-80 547-80 198 0 368 53 484 130 269-228 467-139 669-139 320 0 451 135 506 311 317 48 540 204 540 388 0 54 1 53-46 103 132 86 200 253 200 368 0 251-287 395-751 433 0 243-298 800-749 800-149 0-271-47-400-89-111 212-584 178-1000 178-304 0-520 53-700-87-100 89-128-2-600-2-385 0-600-89-994-437-606 82-806-185-806-363 0-86 193-130 295-192-188-56-295-160-295-282 0-168 296-397 600-416z">
            <text:p/>
          </draw:path>
          <draw:path draw:style-name="gr4" draw:text-style-name="P1" draw:layer="layout" svg:width="0.042cm" svg:height="0.085cm" svg:x="2.906cm" svg:y="3.111cm" svg:viewBox="0 0 43 86" svg:d="M0 0c5 27 29 57 43 86">
            <text:p/>
          </draw:path>
          <draw:path draw:style-name="gr4" draw:text-style-name="P1" draw:layer="layout" svg:width="0.196cm" svg:height="0.076cm" svg:x="4.1cm" svg:y="2.576cm" svg:viewBox="0 0 197 77" svg:d="M0 0c65 22 142 50 197 77">
            <text:p/>
          </draw:path>
          <draw:path draw:style-name="gr4" draw:text-style-name="P1" draw:layer="layout" svg:width="0.065cm" svg:height="0.098cm" svg:x="5.334cm" svg:y="2.487cm" svg:viewBox="0 0 66 99" svg:d="M66 0c-26 24-53 72-66 99">
            <text:p/>
          </draw:path>
          <draw:path draw:style-name="gr4" draw:text-style-name="P1" draw:layer="layout" svg:width="0.192cm" svg:height="0.146cm" svg:x="6.307cm" svg:y="2.487cm" svg:viewBox="0 0 193 147" svg:d="M193 0c-44 26-162 111-193 147">
            <text:p/>
          </draw:path>
          <draw:path draw:style-name="gr4" draw:text-style-name="P1" draw:layer="layout" svg:width="0.007cm" svg:height="0.083cm" svg:x="7.597cm" svg:y="2.7cm" svg:viewBox="0 0 8 84" svg:d="M3 0c5 22 9 74-3 84">
            <text:p/>
          </draw:path>
          <draw:path draw:style-name="gr4" draw:text-style-name="P1" draw:layer="layout" svg:width="0.141cm" svg:height="0.106cm" svg:x="7.958cm" svg:y="3.2cm" svg:viewBox="0 0 142 107" svg:d="M142 0c-48 56-53 65-142 107">
            <text:p/>
          </draw:path>
          <draw:path draw:style-name="gr4" draw:text-style-name="P1" draw:layer="layout" svg:width="0.274cm" svg:height="0.309cm" svg:x="7.3cm" svg:y="3.693cm" svg:viewBox="0 0 275 310" svg:d="M250 310c24-94 105-228-250-310">
            <text:p/>
          </draw:path>
          <draw:path draw:style-name="gr4" draw:text-style-name="P1" draw:layer="layout" svg:width="0.199cm" svg:height="0.266cm" svg:x="6.4cm" svg:y="4.445cm" svg:viewBox="0 0 200 267" svg:d="M0 267c21-36 192-230 200-267">
            <text:p/>
          </draw:path>
          <draw:path draw:style-name="gr4" draw:text-style-name="P1" draw:layer="layout" svg:width="0.097cm" svg:height="0.095cm" svg:x="4.655cm" svg:y="4.741cm" svg:viewBox="0 0 98 96" svg:d="M98 96c-43-27-72-65-98-96">
            <text:p/>
          </draw:path>
          <draw:path draw:style-name="gr4" draw:text-style-name="P1" draw:layer="layout" svg:width="0.157cm" svg:height="0.021cm" svg:x="3.075cm" svg:y="4.343cm" svg:viewBox="0 0 158 22" svg:d="M0 22c55-3 107-13 158-22">
            <text:p/>
          </draw:path>
          <draw:path draw:style-name="gr4" draw:text-style-name="P1" draw:layer="layout" svg:width="0.35cm" svg:height="0.045cm" svg:x="2.566cm" svg:y="3.811cm" svg:viewBox="0 0 351 46" svg:d="M0 0c94 27 197 53 351 45">
            <text:p/>
          </draw:path>
        </draw:g>
        <draw:g>
          <draw:rect draw:style-name="gr5" draw:text-style-name="P1" draw:layer="layout" svg:width="2cm" svg:height="2cm" svg:x="4.2cm" svg:y="2.7cm">
            <text:p/>
          </draw:rect>
          <draw:frame draw:style-name="gr6" draw:text-style-name="P2" draw:layer="layout" svg:width="2cm" svg:height="1.225cm" svg:x="4.2cm" svg:y="3.1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7" draw:text-style-name="P1" draw:layer="layout" svg:x1="10.8cm" svg:y1="6.2cm" svg:x2="10.8cm" svg:y2="5.386cm">
          <text:p/>
        </draw:line>
        <draw:line draw:style-name="gr1" draw:text-style-name="P1" draw:layer="layout" svg:x1="10.8cm" svg:y1="9cm" svg:x2="10.8cm" svg:y2="8.2cm">
          <text:p/>
        </draw:line>
        <draw:g>
          <draw:custom-shape draw:style-name="gr8" draw:text-style-name="P1" draw:layer="layout" svg:width="1.998cm" svg:height="2.026cm" svg:x="9.803cm" svg:y="8.9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9.801cm" svg:y="10.5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0" draw:text-style-name="P3" draw:layer="layout" svg:width="0.913cm" svg:height="0.665cm" svg:x="10.301cm" svg:y="10.427cm">
            <draw:text-box>
              <text:p><text:span text:style-name="T2">.ts</text:span></text:p>
            </draw:text-box>
          </draw:frame>
        </draw:g>
        <draw:frame draw:style-name="gr11" draw:text-style-name="P2" draw:layer="layout" svg:width="1.493cm" svg:height="0.738cm" svg:x="10.101cm" svg:y="9.407cm">
          <draw:text-box>
            <text:p><text:span text:style-name="T1">main</text:span></text:p>
          </draw:text-box>
        </draw:frame>
        <draw:rect draw:style-name="gr5" draw:text-style-name="P1" draw:layer="layout" svg:width="2cm" svg:height="2cm" svg:x="9.8cm" svg:y="3.4cm">
          <text:p/>
        </draw:rect>
        <draw:frame draw:style-name="gr12" draw:text-style-name="P2" draw:layer="layout" svg:width="2.3cm" svg:height="0.738cm" svg:x="9.7cm" svg:y="4.201cm">
          <draw:text-box>
            <text:p><text:span text:style-name="T1">Browser</text:span></text:p>
          </draw:text-box>
        </draw:frame>
        <draw:line draw:style-name="gr13" draw:text-style-name="P1" draw:layer="layout" svg:x1="11.8cm" svg:y1="3.8cm" svg:x2="9.8cm" svg:y2="3.8cm">
          <text:p/>
        </draw:line>
        <draw:line draw:style-name="gr13" draw:text-style-name="P1" draw:layer="layout" svg:x1="11.5cm" svg:y1="3.7cm" svg:x2="11.7cm" svg:y2="3.5cm">
          <text:p/>
        </draw:line>
        <draw:rect draw:style-name="gr14" draw:text-style-name="P1" draw:layer="layout" svg:width="1.6cm" svg:height="0.4cm" svg:x="9.8cm" svg:y="3.4cm">
          <text:p/>
        </draw:rect>
        <draw:line draw:style-name="gr13" draw:text-style-name="P1" draw:layer="layout" svg:x1="11.5cm" svg:y1="3.5cm" svg:x2="11.7cm" svg:y2="3.7cm">
          <text:p/>
        </draw:line>
        <draw:frame draw:style-name="gr15" draw:text-style-name="P4" draw:layer="layout" svg:width="2.1cm" svg:height="0.818cm" svg:x="9.7cm" svg:y="2.4cm">
          <draw:text-box>
            <text:p><text:span text:style-name="T3">START</text:span></text:p>
          </draw:text-box>
        </draw:frame>
        <draw:rect draw:style-name="gr5" draw:text-style-name="P1" draw:layer="layout" svg:width="2cm" svg:height="2cm" svg:x="9.8cm" svg:y="6.2cm">
          <text:p/>
        </draw:rect>
        <draw:frame draw:style-name="gr6" draw:text-style-name="P2" draw:layer="layout" svg:width="1.7cm" svg:height="1.225cm" svg:x="10cm" svg:y="6.801cm">
          <draw:text-box>
            <text:p><text:span text:style-name="T1">index</text:span></text:p>
            <text:p><text:span text:style-name="T1">.html</text:span></text:p>
          </draw:text-box>
        </draw:frame>
        <draw:frame draw:style-name="gr16" draw:text-style-name="P5" draw:layer="layout" svg:width="1.8cm" svg:height="0.725cm" svg:x="9.9cm" svg:y="6.303cm">
          <draw:text-box>
            <text:p><text:span text:style-name="T4">public/</text:span></text:p>
          </draw:text-box>
        </draw:frame>
        <draw:custom-shape draw:style-name="gr17" draw:text-style-name="P1" draw:layer="layout" svg:width="2cm" svg:height="0.8cm" svg:x="9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4cm" svg:height="0.729cm" svg:x="9.6cm" svg:y="8.204cm">
          <draw:text-box>
            <text:p><text:span text:style-name="T5">app</text:span></text:p>
          </draw:text-box>
        </draw:frame>
        <draw:line draw:style-name="gr7" draw:text-style-name="P1" draw:layer="layout" svg:x1="5.2cm" svg:y1="5.5cm" svg:x2="5.2cm" svg:y2="4.7cm">
          <text:p/>
        </draw:line>
        <draw:custom-shape draw:style-name="gr19" draw:text-style-name="P1" draw:layer="layout" svg:width="1.998cm" svg:height="2.026cm" svg:x="1.403cm" svg:y="7.48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draw:layer="layout" svg:width="1.996cm" svg:height="1.985cm" svg:x="4.202cm" svg:y="5.497cm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1.999cm" svg:height="0.478cm" svg:x="4.2cm" svg:y="7.004cm" svg:viewBox="0 0 2000 479" svg:d="M1998 0c-1997 0-1998 0-1998 0 0 0 3 24 3 166 3 41 9 85 17 121 9 35 20 66 33 92s23 44 40 61c17 18 40 33 60 39 564-1 1697 0 1697 0 0 0 39-13 60-39 21-25 32-48 41-68s21-44 32-83c11-40 14-81 17-123 1-139-2-166-2-166z">
            <text:p/>
          </draw:path>
          <draw:frame draw:style-name="gr20" draw:text-style-name="P3" draw:layer="layout" svg:width="0.913cm" svg:height="0.675cm" svg:x="4.7cm" svg:y="6.905cm">
            <draw:text-box>
              <text:p><text:span text:style-name="T2">.ts</text:span></text:p>
            </draw:text-box>
          </draw:frame>
        </draw:g>
        <draw:frame draw:style-name="gr21" draw:text-style-name="P2" draw:layer="layout" svg:width="1.814cm" svg:height="1.242cm" svg:x="4.3cm" svg:y="5.686cm">
          <draw:text-box>
            <text:p><text:span text:style-name="T1">CiMqtt</text:span></text:p>
            <text:p><text:span text:style-name="T1">Client</text:span></text:p>
          </draw:text-box>
        </draw:frame>
        <draw:custom-shape draw:style-name="gr8" draw:text-style-name="P1" draw:layer="layout" svg:width="2cm" svg:height="2cm" svg:x="4.2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4.2cm" svg:y="11.829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4.7cm" svg:y="11.728cm">
          <draw:text-box>
            <text:p><text:span text:style-name="T2">.ts</text:span></text:p>
          </draw:text-box>
        </draw:frame>
        <draw:frame draw:style-name="gr22" draw:text-style-name="P2" draw:layer="layout" svg:width="2.365cm" svg:height="1.191cm" svg:x="4cm" svg:y="10.508cm">
          <draw:text-box>
            <text:p><text:span text:style-name="T1"><text:s/></text:span><text:span text:style-name="T1">CiLamp</text:span></text:p>
            <text:p><text:span text:style-name="T6">Controller</text:span></text:p>
          </draw:text-box>
        </draw:frame>
        <draw:custom-shape draw:style-name="gr23" draw:text-style-name="P1" draw:layer="layout" svg:width="1.998cm" svg:height="2cm" svg:x="1.403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8cm" svg:x="1.401cm" svg:y="11.821cm" svg:viewBox="0 0 2002 479" svg:d="M2000 0c-1999 0-2000 0-2000 0 0 0 3 24 3 166 3 42 9 85 17 121 9 35 20 67 33 92 13 26 23 44 40 62 17 17 40 32 60 38 565-1 1699 0 1699 0 0 0 39-13 60-38 21-27 32-49 41-69 9-19 21-44 32-83 11-40 14-80 17-123 1-140-2-166-2-166z">
          <text:p/>
        </draw:path>
        <draw:frame draw:style-name="gr10" draw:text-style-name="P3" draw:layer="layout" svg:width="0.913cm" svg:height="0.665cm" svg:x="1.901cm" svg:y="11.72cm">
          <draw:text-box>
            <text:p><text:span text:style-name="T2">.ts</text:span></text:p>
          </draw:text-box>
        </draw:frame>
        <draw:frame draw:style-name="gr24" draw:text-style-name="P2" draw:layer="layout" svg:width="2.365cm" svg:height="1.241cm" svg:x="1.201cm" svg:y="10.5cm">
          <draw:text-box>
            <text:p><text:span text:style-name="T1"><text:s text:c="2"/></text:span><text:span text:style-name="T1">CiBase</text:span></text:p>
            <text:p><text:span text:style-name="T6">Controller</text:span></text:p>
          </draw:text-box>
        </draw:frame>
        <draw:line draw:style-name="gr25" draw:text-style-name="P1" draw:layer="layout" svg:x1="4.2cm" svg:y1="11.293cm" svg:x2="3.4cm" svg:y2="11.3cm">
          <text:p/>
        </draw:line>
        <draw:path draw:style-name="gr9" draw:text-style-name="P1" draw:layer="layout" svg:width="2.001cm" svg:height="0.488cm" svg:x="1.401cm" svg:y="9.022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0" draw:text-style-name="P3" draw:layer="layout" svg:width="0.913cm" svg:height="0.665cm" svg:x="1.901cm" svg:y="8.921cm">
          <draw:text-box>
            <text:p><text:span text:style-name="T2">.ts</text:span></text:p>
          </draw:text-box>
        </draw:frame>
        <draw:frame draw:style-name="gr26" draw:text-style-name="P2" draw:layer="layout" svg:width="2.225cm" svg:height="1.712cm" svg:x="1.35cm" svg:y="7.443cm">
          <draw:text-box>
            <text:p><text:span text:style-name="T1"><text:s text:c="2"/></text:span><text:span text:style-name="T1">CiMqtt</text:span><text:span text:style-name="T1"><text:line-break/></text:span><text:span text:style-name="T1"> <text:s/>Client</text:span></text:p>
            <text:p><text:span text:style-name="T1">Instance</text:span></text:p>
          </draw:text-box>
        </draw:frame>
        <draw:line draw:style-name="gr27" draw:text-style-name="P1" draw:layer="layout" svg:x1="5.1cm" svg:y1="8.593cm" svg:x2="3.4cm" svg:y2="8.6cm">
          <text:p/>
        </draw:line>
        <draw:line draw:style-name="gr28" draw:text-style-name="P1" draw:layer="layout" svg:x1="5.2cm" svg:y1="8.893cm" svg:x2="5cm" svg:y2="8.293cm">
          <text:p/>
        </draw:line>
        <draw:line draw:style-name="gr13" draw:text-style-name="P1" draw:layer="layout" svg:x1="5.2cm" svg:y1="8.293cm" svg:x2="5.2cm" svg:y2="7.493cm">
          <text:p/>
        </draw:line>
        <draw:line draw:style-name="gr29" draw:text-style-name="P1" draw:layer="layout" svg:x1="2.4cm" svg:y1="7.486cm" svg:x2="2.4cm" svg:y2="6.493cm">
          <text:p/>
        </draw:line>
        <draw:line draw:style-name="gr30" draw:text-style-name="P1" draw:layer="layout" svg:x1="4.2cm" svg:y1="6.5cm" svg:x2="2.4cm" svg:y2="6.493cm">
          <text:p/>
        </draw:line>
        <draw:line draw:style-name="gr31" draw:text-style-name="P1" draw:layer="layout" svg:x1="5.2cm" svg:y1="10.272cm" svg:x2="5.2cm" svg:y2="8.893cm">
          <text:p/>
        </draw:line>
        <draw:line draw:style-name="gr31" draw:text-style-name="P1" draw:layer="layout" svg:x1="5.2cm" svg:y1="13.3cm" svg:x2="5.2cm" svg:y2="12.3cm">
          <text:p/>
        </draw:line>
        <draw:g>
          <draw:custom-shape draw:style-name="gr32" draw:text-style-name="P1" draw:layer="layout" svg:width="2cm" svg:height="2cm" svg:x="1.4cm" svg:y="13.28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2.001cm" svg:height="0.487cm" svg:x="1.398cm" svg:y="14.812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34" draw:text-style-name="P3" draw:layer="layout" svg:width="1.209cm" svg:height="0.671cm" svg:x="1.809cm" svg:y="14.706cm">
            <draw:text-box>
              <text:p><text:span text:style-name="T2">.vue</text:span></text:p>
            </draw:text-box>
          </draw:frame>
          <draw:frame draw:style-name="gr35" draw:text-style-name="P2" draw:layer="layout" svg:width="1.941cm" svg:height="0.809cm" svg:x="1.41cm" svg:y="13.677cm">
            <draw:text-box>
              <text:p><text:span text:style-name="T1">CiBase</text:span></text:p>
            </draw:text-box>
          </draw:frame>
        </draw:g>
        <draw:line draw:style-name="gr36" draw:text-style-name="P1" draw:layer="layout" svg:x1="4.2cm" svg:y1="14.3cm" svg:x2="3.4cm" svg:y2="14.3cm">
          <text:p/>
        </draw:line>
        <draw:g>
          <draw:custom-shape draw:style-name="gr8" draw:text-style-name="P1" draw:layer="layout" svg:width="1.995cm" svg:height="2.01cm" svg:x="4.203cm" svg:y="13.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8cm" svg:height="0.485cm" svg:x="4.201cm" svg:y="14.833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7" draw:text-style-name="P3" draw:layer="layout" svg:width="1.209cm" svg:height="0.668cm" svg:x="4.601cm" svg:y="14.732cm">
            <draw:text-box>
              <text:p><text:span text:style-name="T2">.vue</text:span></text:p>
            </draw:text-box>
          </draw:frame>
        </draw:g>
        <draw:frame draw:style-name="gr38" draw:text-style-name="P2" draw:layer="layout" svg:width="2.056cm" svg:height="0.738cm" svg:x="4.202cm" svg:y="13.677cm">
          <draw:text-box>
            <text:p><text:span text:style-name="T1">CiLamp</text:span></text:p>
          </draw:text-box>
        </draw:frame>
        <draw:g>
          <draw:custom-shape draw:style-name="gr8" draw:text-style-name="P1" draw:layer="layout" svg:width="1.996cm" svg:height="2.01cm" svg:x="9.803cm" svg:y="11.7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9cm" svg:height="0.485cm" svg:x="9.801cm" svg:y="13.325cm" svg:viewBox="0 0 2000 486" svg:d="M1998 0c-1997 0-1998 0-1998 0 0 0 3 24 3 168 3 42 9 86 17 122 9 37 20 67 33 94 13 26 23 43 40 62 17 18 40 34 60 40 564-1 1697 0 1697 0 0 0 39-13 60-40 21-26 32-49 41-69 9-21 21-44 32-85 11-40 14-81 17-124 1-141-2-168-2-168z">
            <text:p/>
          </draw:path>
          <draw:frame draw:style-name="gr37" draw:text-style-name="P3" draw:layer="layout" svg:width="1.209cm" svg:height="0.668cm" svg:x="10.201cm" svg:y="13.224cm">
            <draw:text-box>
              <text:p><text:span text:style-name="T2">.vue</text:span></text:p>
            </draw:text-box>
          </draw:frame>
        </draw:g>
        <draw:frame draw:style-name="gr39" draw:text-style-name="P2" draw:layer="layout" svg:width="1.311cm" svg:height="0.738cm" svg:x="10.102cm" svg:y="12.177cm">
          <draw:text-box>
            <text:p><text:span text:style-name="T1">App</text:span></text:p>
          </draw:text-box>
        </draw:frame>
        <draw:g>
          <draw:custom-shape draw:style-name="gr40" draw:text-style-name="P1" draw:layer="layout" svg:width="1.998cm" svg:height="1.993cm" svg:x="7.002cm" svg:y="13.28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1" draw:text-style-name="P1" draw:layer="layout" svg:width="2.001cm" svg:height="0.481cm" svg:x="7cm" svg:y="14.808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2" draw:text-style-name="P3" draw:layer="layout" svg:width="1.209cm" svg:height="0.662cm" svg:x="7.4cm" svg:y="14.708cm">
            <draw:text-box>
              <text:p><text:span text:style-name="T2">.vue</text:span></text:p>
            </draw:text-box>
          </draw:frame>
        </draw:g>
        <draw:frame draw:style-name="gr43" draw:text-style-name="P2" draw:layer="layout" svg:width="1.891cm" svg:height="0.809cm" svg:x="7.101cm" svg:y="13.67cm">
          <draw:text-box>
            <text:p><text:span text:style-name="T1">CiMain</text:span></text:p>
          </draw:text-box>
        </draw:frame>
        <draw:polyline draw:style-name="gr44" draw:text-style-name="P1" draw:layer="layout" svg:width="1.799cm" svg:height="0.499cm" svg:x="9cm" svg:y="13.8cm" svg:viewBox="0 0 1800 500" draw:points="1800,0 1800,500 0,5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22T16:05:44.22</dc:date>
    <meta:editing-duration>P1DT5H41M22S</meta:editing-duration>
    <meta:editing-cycles>65</meta:editing-cycles>
    <meta:generator>OpenOffice/4.1.9$Win32 OpenOffice.org_project/419m1$Build-9805</meta:generator>
    <dc:creator>Karl Hartinger</dc:creator>
    <meta:printed-by>Karl Hartinger</meta:printed-by>
    <meta:print-date>2021-12-18T13:55:59.66</meta:print-date>
    <meta:document-statistic meta:object-count="86"/>
  </office:meta>
</office:document-meta>
</file>